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alibri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Calibri" fo:font-size="10pt" style:font-size-asian="10pt" style:font-size-complex="10pt"/>
    </style:style>
    <style:style style:name="P5" style:family="paragraph" style:parent-style-name="Standard"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6pt" style:font-size-asian="5.25pt" style:font-size-complex="6pt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Calibri" fo:font-size="6pt" style:font-size-asian="5.25pt" style:font-size-complex="6pt"/>
    </style:style>
    <style:style style:name="P8" style:family="paragraph" style:parent-style-name="Standard">
      <style:paragraph-properties fo:text-align="justify" style:justify-single-word="false"/>
      <style:text-properties fo:font-size="6pt" style:font-size-asian="5.25pt" style:font-size-complex="6pt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Courier New" fo:font-size="10pt" fo:font-weight="bold" officeooo:paragraph-rsid="00073ec6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Courier New" fo:font-size="10pt" officeooo:paragraph-rsid="00073ec6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Nimbus Mono L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  <style:text-properties style:font-name="Courier New" fo:font-size="9pt" fo:font-weight="bold" style:font-size-asian="9pt" style:font-weight-asian="bold" style:font-size-complex="9pt" style:font-weight-complex="bold"/>
    </style:style>
    <style:style style:name="P16" style:family="paragraph">
      <loext:graphic-properties draw:fill="none"/>
      <style:paragraph-properties fo:text-align="center"/>
      <style:text-properties style:font-name="Courier New" fo:font-size="9pt" style:font-size-asian="9pt" style:font-size-complex="9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style:font-name="Courier New" fo:font-size="10pt" fo:font-weight="bold" style:font-size-asian="10pt" style:font-size-complex="10pt"/>
    </style:style>
    <style:style style:name="P19" style:family="paragraph">
      <loext:graphic-properties draw:fill="none"/>
      <style:paragraph-properties fo:text-align="center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0" style:family="paragraph">
      <loext:graphic-properties draw:fill="none" draw:fill-color="#c0c0c0"/>
      <style:paragraph-properties fo:text-align="center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="none" draw:fill-color="#ffffff"/>
      <style:text-properties style:font-name="Courier New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/>
    </style:style>
    <style:style style:name="T3" style:family="text">
      <style:text-properties style:font-name="Calibri" fo:font-size="10pt" style:font-size-asian="10pt" style:font-size-complex="10pt"/>
    </style:style>
    <style:style style:name="T4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Courier New" fo:font-weight="bold" style:font-weight-asian="bold" style:font-weight-complex="bold"/>
    </style:style>
    <style:style style:name="T9" style:family="text">
      <style:text-properties fo:color="#43c330" officeooo:rsid="0005b387"/>
    </style:style>
    <style:style style:name="T10" style:family="text">
      <style:text-properties fo:color="#43c330" fo:font-weight="bold" officeooo:rsid="0005b387" style:font-weight-asian="bold" style:font-weight-complex="bold"/>
    </style:style>
    <style:style style:name="T11" style:family="text">
      <style:text-properties fo:color="#43c330" officeooo:rsid="000a6bd7"/>
    </style:style>
    <style:style style:name="T12" style:family="text">
      <style:text-properties officeooo:rsid="000a6bd7"/>
    </style:style>
    <style:style style:name="T13" style:family="text">
      <style:text-properties style:font-name="Courier New" fo:font-size="9pt" fo:font-weight="bold" style:font-size-asian="9pt" style:font-weight-asian="bold" style:font-size-complex="9pt" style:font-weight-complex="bold"/>
    </style:style>
    <style:style style:name="T14" style:family="text">
      <style:text-properties style:font-name="Courier New" fo:font-size="9pt" style:font-size-asian="9pt" style:font-size-complex="9pt"/>
    </style:style>
    <style:style style:name="T15" style:family="text">
      <style:text-properties style:font-name="Courier New" fo:font-size="10pt" fo:font-weight="bold" style:font-size-asian="10pt" style:font-size-complex="10pt"/>
    </style:style>
    <style:style style:name="T16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center" draw:textarea-vertical-align="middle" style:run-through="foreground"/>
    </style:style>
    <style:style style:name="gr3" style:family="graphic">
      <style:graphic-properties draw:fill="none" draw:textarea-horizontal-align="center" draw:textarea-vertical-align="middle" style:run-through="foreground"/>
    </style:style>
    <style:style style:name="gr4" style:family="graphic">
      <style:graphic-properties draw:stroke="none" svg:stroke-color="#000000" draw:fill="none" draw:fill-color="#ffffff" fo:min-height="0.529cm" style:run-through="foreground"/>
    </style:style>
    <style:style style:name="gr5" style:family="graphic">
      <style:graphic-properties draw:stroke="none" svg:stroke-color="#000000" draw:fill="none" draw:fill-color="#ffffff" fo:min-height="1.871cm" style:run-through="foreground"/>
    </style:style>
    <style:style style:name="gr6" style:family="graphic">
      <style:graphic-properties draw:fill="none" draw:fill-color="#c0c0c0" draw:textarea-horizontal-align="center" draw:textarea-vertical-align="middle" style:run-through="foreground"/>
    </style:style>
    <style:style style:name="gr7" style:family="graphic">
      <style:graphic-properties draw:textarea-horizontal-align="center" draw:textarea-vertical-align="middle" style:run-through="foreground"/>
    </style:style>
    <style:style style:name="gr8" style:family="graphic">
      <style:graphic-properties draw:stroke="none" svg:stroke-color="#000000" draw:fill="none" draw:fill-color="#ffffff" fo:min-height="0.582cm" style:run-through="foreground"/>
    </style:style>
    <style:style style:name="gr9" style:family="graphic">
      <style:graphic-properties draw:stroke="none" svg:stroke-color="#000000" draw:fill="none" draw:fill-color="#ffffff" fo:min-height="0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ercícios 04 – Seleção-Análise</text:p>
      <text:p text:style-name="P3"/>
      <text:p text:style-name="P3"><text:span text:style-name="T1">4.1</text:span> Analise o seguinte algoritmo e diga o que será impresso ao ser executado. Considere que para cada execução serão informados os seguintes valores para A e B:</text:p>
      <text:p text:style-name="P3"/>
      <text:p text:style-name="P9">a) A=1, B=2<text:tab/><text:span text:style-name="T9">Amarelo, Azul, Verde, Roxo, Uva</text:span></text:p>
      <text:p text:style-name="P9">b) A=0, B=1 <text:s/><text:span text:style-name="T9">Amarelo, Pêra, Maçã, Uva</text:span></text:p>
      <text:p text:style-name="P3"><text:span text:style-name="T8">c)</text:span> Cite um conjunto de valores que deverão ser informados para <text:span text:style-name="T1">A</text:span> e <text:span text:style-name="T1">B</text:span> para que seja impresso apenas:<text:span text:style-name="T1">Amarelo ,Pêra, Morango,Uva<text:tab/><text:tab/></text:span><text:span text:style-name="T10">A = 0, B = 0</text:span></text:p>
      <text:p text:style-name="P3"><text:span text:style-name="T8">d) </text:span>Transcreva o diagrama de Chapin para o <text:span text:style-name="T1">C</text:span> sem acrescentar ou retirar comandos.</text:p>
      <text:p text:style-name="P6"/>
      <text:p text:style-name="P3"><draw:g text:anchor-type="paragraph" draw:z-index="3" draw:style-name="gr1"><draw:rect draw:style-name="gr2" draw:text-style-name="P15" svg:width="9.552cm" svg:height="0.629cm" svg:x="3.559cm" svg:y="0.224cm"><text:p text:style-name="P14"><text:span text:style-name="T13">Le</text:span><text:span text:style-name="T13">ia </text:span><text:span text:style-name="T13">A,</text:span><text:span text:style-name="T13">B</text:span></text:p></draw:rect><draw:rect draw:style-name="gr2" draw:text-style-name="P15" svg:width="9.55cm" svg:height="0.63cm" svg:x="3.559cm" svg:y="0.85cm"><text:p text:style-name="P14"><text:span text:style-name="T13">Es</text:span><text:span text:style-name="T13">cr</text:span><text:span text:style-name="T13">ev</text:span><text:span text:style-name="T13">a </text:span><text:span text:style-name="T13">“A</text:span><text:span text:style-name="T13">ma</text:span><text:span text:style-name="T13">re</text:span><text:span text:style-name="T13">lo</text:span><text:span text:style-name="T13">”</text:span></text:p></draw:rect><draw:rect draw:style-name="gr2" draw:text-style-name="P15" svg:width="9.552cm" svg:height="0.772cm" svg:x="3.558cm" svg:y="1.48cm"><text:p text:style-name="P14"><text:span text:style-name="T13">A </text:span><text:span text:style-name="T13">= </text:span><text:span text:style-name="T13">1</text:span></text:p></draw:rect><draw:rect draw:style-name="gr2" draw:text-style-name="P15" svg:width="4.762cm" svg:height="0.63cm" svg:x="3.559cm" svg:y="2.251cm"><text:p text:style-name="P14"><text:span text:style-name="T13">Es</text:span><text:span text:style-name="T13">cr</text:span><text:span text:style-name="T13">ev</text:span><text:span text:style-name="T13">a </text:span><text:span text:style-name="T13">“A</text:span><text:span text:style-name="T13">zu</text:span><text:span text:style-name="T13">l”</text:span></text:p></draw:rect><draw:rect draw:style-name="gr2" draw:text-style-name="P15" svg:width="4.791cm" svg:height="0.63cm" svg:x="8.32cm" svg:y="2.251cm"><text:p text:style-name="P14"><text:span text:style-name="T13">Es</text:span><text:span text:style-name="T13">cr</text:span><text:span text:style-name="T13">ev</text:span><text:span text:style-name="T13">a </text:span><text:span text:style-name="T13">“P</text:span><text:span text:style-name="T13">êr</text:span><text:span text:style-name="T13">a”</text:span></text:p></draw:rect><draw:rect draw:style-name="gr2" draw:text-style-name="P15" svg:width="4.762cm" svg:height="0.87cm" svg:x="3.559cm" svg:y="3.512cm"><text:p text:style-name="P14"><text:span text:style-name="T13">Es</text:span><text:span text:style-name="T13">cr</text:span><text:span text:style-name="T13">ev</text:span><text:span text:style-name="T13">a </text:span><text:span text:style-name="T13">“R</text:span><text:span text:style-name="T13">ox</text:span><text:span text:style-name="T13">o”</text:span></text:p></draw:rect><draw:rect draw:style-name="gr2" draw:text-style-name="P15" svg:width="4.791cm" svg:height="0.772cm" svg:x="8.32cm" svg:y="2.884cm"><text:p text:style-name="P14"><text:span text:style-name="T13">B </text:span><text:span text:style-name="T13">= </text:span><text:span text:style-name="T13">1</text:span></text:p></draw:rect><draw:rect draw:style-name="gr2" draw:text-style-name="P15" svg:width="2.311cm" svg:height="0.731cm" svg:x="8.32cm" svg:y="3.655cm"><text:p text:style-name="P14"><text:span text:style-name="T13">Es</text:span><text:span text:style-name="T13">cr</text:span><text:span text:style-name="T13">ev</text:span><text:span text:style-name="T13">a</text:span></text:p><text:p text:style-name="P14"><text:span text:style-name="T13">“</text:span><text:span text:style-name="T13">M</text:span><text:span text:style-name="T13">aç</text:span><text:span text:style-name="T13">ã”</text:span></text:p></draw:rect><draw:rect draw:style-name="gr2" draw:text-style-name="P15" svg:width="2.461cm" svg:height="0.731cm" svg:x="10.629cm" svg:y="3.651cm"><text:p text:style-name="P14"><text:span text:style-name="T13">Es</text:span><text:span text:style-name="T13">cr</text:span><text:span text:style-name="T13">ev</text:span><text:span text:style-name="T13">a</text:span></text:p><text:p text:style-name="P14"><text:span text:style-name="T13">“</text:span><text:span text:style-name="T13">M</text:span><text:span text:style-name="T13">or</text:span><text:span text:style-name="T13">an</text:span><text:span text:style-name="T13">go</text:span><text:span text:style-name="T13">”</text:span></text:p></draw:rect><draw:rect draw:style-name="gr2" draw:text-style-name="P15" svg:width="9.55cm" svg:height="0.63cm" svg:x="3.54cm" svg:y="4.385cm"><text:p text:style-name="P14"><text:span text:style-name="T13">Es</text:span><text:span text:style-name="T13">cr</text:span><text:span text:style-name="T13">ev</text:span><text:span text:style-name="T13">a </text:span><text:span text:style-name="T13">“U</text:span><text:span text:style-name="T13">va</text:span><text:span text:style-name="T13">”</text:span></text:p></draw:rect><draw:line draw:style-name="gr3" draw:text-style-name="P17" svg:x1="3.558cm" svg:y1="1.48cm" svg:x2="8.322cm" svg:y2="2.251cm"><text:p/></draw:line><draw:line draw:style-name="gr3" draw:text-style-name="P17" svg:x1="8.324cm" svg:y1="2.251cm" svg:x2="13.025cm" svg:y2="1.48cm"><text:p/></draw:line><draw:line draw:style-name="gr3" draw:text-style-name="P17" svg:x1="8.32cm" svg:y1="2.884cm" svg:x2="10.632cm" svg:y2="3.655cm"><text:p/></draw:line><draw:line draw:style-name="gr3" draw:text-style-name="P17" svg:x1="10.633cm" svg:y1="3.655cm" svg:x2="13.111cm" svg:y2="2.884cm"><text:p/></draw:line><draw:frame draw:style-name="gr4" draw:text-style-name="P18" svg:width="0.477cm" svg:height="0.53cm" svg:x="3.727cm" svg:y="1.626cm"><draw:text-box><text:p><text:span text:style-name="T15">V</text:span></text:p></draw:text-box></draw:frame><draw:frame draw:style-name="gr4" draw:text-style-name="P18" svg:width="0.477cm" svg:height="0.53cm" svg:x="8.43cm" svg:y="3.126cm"><draw:text-box><text:p><text:span text:style-name="T15">V</text:span></text:p></draw:text-box></draw:frame><draw:frame draw:style-name="gr4" draw:text-style-name="P18" svg:width="0.477cm" svg:height="0.53cm" svg:x="12.635cm" svg:y="3.126cm"><draw:text-box><text:p><text:span text:style-name="T15">F</text:span></text:p></draw:text-box></draw:frame><draw:frame draw:style-name="gr4" draw:text-style-name="P18" svg:width="0.477cm" svg:height="0.53cm" svg:x="12.548cm" svg:y="1.646cm"><draw:text-box><text:p><text:span text:style-name="T15">F</text:span></text:p></draw:text-box></draw:frame><draw:rect draw:style-name="gr2" draw:text-style-name="P15" svg:width="4.762cm" svg:height="0.63cm" svg:x="3.559cm" svg:y="2.88cm"><text:p text:style-name="P14"><text:span text:style-name="T13">Es</text:span><text:span text:style-name="T13">cr</text:span><text:span text:style-name="T13">ev</text:span><text:span text:style-name="T13">a </text:span><text:span text:style-name="T13">“V</text:span><text:span text:style-name="T13">er</text:span><text:span text:style-name="T13">de</text:span><text:span text:style-name="T13">”</text:span></text:p></draw:rect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4">4.2</text:span><text:span text:style-name="T3"> Analise o seguinte algoritmo e diga o que será impresso ao ser executado. Considere que para cada execução serão informados os seguintes valores para A,B,C:</text:span></text:p>
      <text:p text:style-name="P6"/>
      <text:p text:style-name="P9">a) A=1, B=2, C=2 <text:span text:style-name="T9">VERDE VIOLETA</text:span></text:p>
      <text:p text:style-name="P9">b) A=3, B=2, C=2 <text:span text:style-name="T9">UVA PÊRA VIOLETA</text:span></text:p>
      <text:p text:style-name="P9">c) A=4, B=1, C=3 <text:span text:style-name="T9">PRETO VIOLETA</text:span></text:p>
      <text:p text:style-name="P3"><text:span text:style-name="T8">d)</text:span> Cite um conjunto de valores que deverão ser informados para que seja impresso apenas <text:span text:style-name="T1">Azul,Violeta <text:s/></text:span><text:span text:style-name="T10">A = 0, B = 2, C = 3</text:span></text:p>
      <text:p text:style-name="P3"><text:span text:style-name="T8">e)</text:span> Transcreva o diagrama de Chapin para o <text:span text:style-name="T1">C</text:span> sem acrescentar ou retirar comandos.</text:p>
      <text:p text:style-name="P6"/>
      <text:p text:style-name="P1"/>
      <text:p text:style-name="P1"><draw:g text:anchor-type="paragraph" draw:z-index="4" draw:style-name="gr1"><draw:rect draw:style-name="gr2" draw:text-style-name="P15" svg:width="14.161cm" svg:height="0.731cm" svg:x="1.13cm" svg:y="0.14cm"><text:p text:style-name="P14"><text:span text:style-name="T13">A </text:span><text:span text:style-name="T13">= </text:span><text:span text:style-name="T13">1</text:span></text:p></draw:rect><draw:rect draw:style-name="gr2" draw:text-style-name="P15" svg:width="4.95cm" svg:height="0.731cm" svg:x="6.93cm" svg:y="1.6cm"><text:p text:style-name="P14"><text:span text:style-name="T13">C </text:span><text:span text:style-name="T13">= </text:span><text:span text:style-name="T13">3</text:span></text:p></draw:rect><draw:rect draw:style-name="gr2" draw:text-style-name="P15" svg:width="2.511cm" svg:height="0.731cm" svg:x="9.37cm" svg:y="2.327cm"><text:p text:style-name="P14"><text:span text:style-name="T13">Es</text:span><text:span text:style-name="T13">cr</text:span><text:span text:style-name="T13">ev</text:span><text:span text:style-name="T13">a</text:span></text:p><text:p text:style-name="P14"><text:span text:style-name="T13">“</text:span><text:span text:style-name="T13">U</text:span><text:span text:style-name="T13">va</text:span><text:span text:style-name="T13">”</text:span></text:p></draw:rect><draw:rect draw:style-name="gr2" draw:text-style-name="P15" svg:width="2.511cm" svg:height="0.731cm" svg:x="9.37cm" svg:y="3.057cm"><text:p text:style-name="P14"><text:span text:style-name="T13">Es</text:span><text:span text:style-name="T13">cr</text:span><text:span text:style-name="T13">ev</text:span><text:span text:style-name="T13">a</text:span></text:p><text:p text:style-name="P14"><text:span text:style-name="T13">“</text:span><text:span text:style-name="T13">P</text:span><text:span text:style-name="T13">êr</text:span><text:span text:style-name="T13">a”</text:span></text:p></draw:rect><draw:rect draw:style-name="gr2" draw:text-style-name="P15" svg:width="2.435cm" svg:height="1.46cm" svg:x="6.935cm" svg:y="2.327cm"><text:p text:style-name="P14"><text:span text:style-name="T13">Es</text:span><text:span text:style-name="T13">cr</text:span><text:span text:style-name="T13">ev</text:span><text:span text:style-name="T13">a</text:span></text:p><text:p text:style-name="P14"><text:span text:style-name="T13">“</text:span><text:span text:style-name="T13">A</text:span><text:span text:style-name="T13">zu</text:span><text:span text:style-name="T13">l”</text:span></text:p></draw:rect><draw:rect draw:style-name="gr2" draw:text-style-name="P15" svg:width="5.795cm" svg:height="2.916cm" svg:x="1.136cm" svg:y="0.87cm"><text:p text:style-name="P14"><text:span text:style-name="T13">Es</text:span><text:span text:style-name="T13">cr</text:span><text:span text:style-name="T13">ev</text:span><text:span text:style-name="T13">a</text:span></text:p><text:p text:style-name="P14"><text:span text:style-name="T13">“</text:span><text:span text:style-name="T13">V</text:span><text:span text:style-name="T13">er</text:span><text:span text:style-name="T13">de</text:span><text:span text:style-name="T13">”</text:span></text:p></draw:rect><draw:rect draw:style-name="gr2" draw:text-style-name="P15" svg:width="14.181cm" svg:height="0.63cm" svg:x="1.139cm" svg:y="3.787cm"><text:p text:style-name="P14"><text:span text:style-name="T13">Es</text:span><text:span text:style-name="T13">cr</text:span><text:span text:style-name="T13">ev</text:span><text:span text:style-name="T13">a </text:span><text:span text:style-name="T13">“V</text:span><text:span text:style-name="T13">io</text:span><text:span text:style-name="T13">le</text:span><text:span text:style-name="T13">ta</text:span><text:span text:style-name="T13">”</text:span></text:p></draw:rect><draw:line draw:style-name="gr3" draw:text-style-name="P17" svg:x1="1.125cm" svg:y1="0.143cm" svg:x2="6.919cm" svg:y2="0.87cm"><text:p/></draw:line><draw:line draw:style-name="gr3" draw:text-style-name="P17" svg:x1="15.289cm" svg:y1="0.143cm" svg:x2="6.918cm" svg:y2="0.87cm"><text:p/></draw:line><draw:line draw:style-name="gr3" draw:text-style-name="P17" svg:x1="6.893cm" svg:y1="0.87cm" svg:x2="11.867cm" svg:y2="1.597cm"><text:p/></draw:line><draw:line draw:style-name="gr3" draw:text-style-name="P17" svg:x1="11.758cm" svg:y1="1.597cm" svg:x2="15.291cm" svg:y2="0.87cm"><text:p/></draw:line><draw:line draw:style-name="gr3" draw:text-style-name="P17" svg:x1="6.93cm" svg:y1="1.598cm" svg:x2="9.354cm" svg:y2="2.332cm"><text:p/></draw:line><draw:line draw:style-name="gr3" draw:text-style-name="P17" svg:x1="9.354cm" svg:y1="2.332cm" svg:x2="11.88cm" svg:y2="1.598cm"><text:p/></draw:line><draw:frame draw:style-name="gr4" draw:text-style-name="P18" svg:width="0.477cm" svg:height="0.53cm" svg:x="1.25cm" svg:y="0.253cm"><draw:text-box><text:p><text:span text:style-name="T15">V</text:span></text:p></draw:text-box></draw:frame><draw:frame draw:style-name="gr4" draw:text-style-name="P18" svg:width="0.477cm" svg:height="0.53cm" svg:x="7.045cm" svg:y="0.983cm"><draw:text-box><text:p><text:span text:style-name="T15">V</text:span></text:p></draw:text-box></draw:frame><draw:frame draw:style-name="gr4" draw:text-style-name="P18" svg:width="0.477cm" svg:height="0.53cm" svg:x="7.052cm" svg:y="1.801cm"><draw:text-box><text:p><text:span text:style-name="T15">V</text:span></text:p></draw:text-box></draw:frame><draw:frame draw:style-name="gr4" draw:text-style-name="P18" svg:width="0.477cm" svg:height="0.53cm" svg:x="14.705cm" svg:y="0.341cm"><draw:text-box><text:p><text:span text:style-name="T15">F</text:span></text:p></draw:text-box></draw:frame><draw:frame draw:style-name="gr4" draw:text-style-name="P18" svg:width="0.477cm" svg:height="0.53cm" svg:x="14.739cm" svg:y="1.068cm"><draw:text-box><text:p><text:span text:style-name="T15">F</text:span></text:p></draw:text-box></draw:frame><draw:frame draw:style-name="gr4" draw:text-style-name="P18" svg:width="0.477cm" svg:height="0.53cm" svg:x="11.403cm" svg:y="1.801cm"><draw:text-box><text:p><text:span text:style-name="T15">F</text:span></text:p></draw:text-box></draw:frame><draw:rect draw:style-name="gr2" draw:text-style-name="P15" svg:width="8.362cm" svg:height="0.731cm" svg:x="6.93cm" svg:y="0.87cm"><text:p text:style-name="P14"><text:span text:style-name="T13">B </text:span><text:span text:style-name="T13">= </text:span><text:span text:style-name="T13">2</text:span></text:p></draw:rect><draw:rect draw:style-name="gr2" draw:text-style-name="P15" svg:width="14.181cm" svg:height="0.63cm" svg:x="1.111cm" svg:y="-0.49cm"><text:p text:style-name="P14"><text:span text:style-name="T13">Le</text:span><text:span text:style-name="T13">ia </text:span><text:span text:style-name="T13">A,</text:span><text:span text:style-name="T13">B,</text:span><text:span text:style-name="T13">C</text:span></text:p></draw:rect><draw:rect draw:style-name="gr2" draw:text-style-name="P15" svg:width="3.387cm" svg:height="2.19cm" svg:x="11.88cm" svg:y="1.6cm"><text:p text:style-name="P14"><text:span text:style-name="T13">Es</text:span><text:span text:style-name="T13">cr</text:span><text:span text:style-name="T13">ev</text:span><text:span text:style-name="T13">a</text:span></text:p><text:p text:style-name="P14"><text:span text:style-name="T13">“</text:span><text:span text:style-name="T13">P</text:span><text:span text:style-name="T13">re</text:span><text:span text:style-name="T13">to</text:span><text:span text:style-name="T13">”</text:span></text:p></draw:rect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2"><text:span text:style-name="T7">4.3</text:span><text:span text:style-name="T6"> Analise o seguinte algoritmo e diga o que será impresso ao ser executado. Considere que para cada execução serão informados os seguintes valores para A,B,C:</text:span></text:p>
      <text:p text:style-name="P7"/>
      <text:p text:style-name="P10">a) A=1,B=1,C=1</text:p>
      <text:p text:style-name="P10">b) A=1,B=1,C=5</text:p>
      <text:p text:style-name="P4"><text:span text:style-name="T8">c)</text:span> Para ser impresso apenas a palavra <text:span text:style-name="T1">Limão</text:span>, que valores devem ser informados para A,B,C.</text:p>
      <text:p text:style-name="P4"><text:span text:style-name="T8">d)</text:span> Transcreva o diagrama de Chapin para o <text:span text:style-name="T1">C</text:span> sem acrescentar ou retirar comandos.</text:p>
      <text:p text:style-name="P1"><draw:g text:anchor-type="paragraph" draw:z-index="0" draw:style-name="gr1"><draw:rect draw:style-name="gr2" draw:text-style-name="P15" svg:width="14.341cm" svg:height="0.63cm" svg:x="1.66cm" svg:y="0.45cm"><text:p text:style-name="P14"><text:span text:style-name="T13">Le</text:span><text:span text:style-name="T13">ia </text:span><text:span text:style-name="T13">A,</text:span><text:span text:style-name="T13">B,</text:span><text:span text:style-name="T13">C</text:span></text:p></draw:rect><draw:rect draw:style-name="gr2" draw:text-style-name="P15" svg:width="14.341cm" svg:height="0.731cm" svg:x="1.66cm" svg:y="1.08cm"><text:p text:style-name="P14"><text:span text:style-name="T13">A </text:span><text:span text:style-name="T13">= </text:span><text:span text:style-name="T13">1</text:span></text:p></draw:rect><draw:rect draw:style-name="gr2" draw:text-style-name="P15" svg:width="7.201cm" svg:height="0.63cm" svg:x="1.66cm" svg:y="1.81cm"><text:p text:style-name="P14"><text:span text:style-name="T13">Es</text:span><text:span text:style-name="T13">cr</text:span><text:span text:style-name="T13">ev</text:span><text:span text:style-name="T13">a </text:span><text:span text:style-name="T13">“M</text:span><text:span text:style-name="T13">or</text:span><text:span text:style-name="T13">an</text:span><text:span text:style-name="T13">go</text:span><text:span text:style-name="T13">”</text:span></text:p></draw:rect><draw:rect draw:style-name="gr2" draw:text-style-name="P16" svg:width="7.201cm" svg:height="0.731cm" svg:x="1.66cm" svg:y="2.445cm"><text:p text:style-name="P14"><text:span text:style-name="T14"><text:s text:c="3"/></text:span><text:span text:style-name="T14"><text:s text:c="3"/></text:span><text:span text:style-name="T14"><text:s text:c="3"/></text:span><text:span text:style-name="T14"><text:s text:c="3"/></text:span><text:span text:style-name="T14"><text:s text:c="2"/></text:span><text:span text:style-name="T13">B </text:span><text:span text:style-name="T13">= </text:span><text:span text:style-name="T13">1</text:span></text:p></draw:rect><draw:rect draw:style-name="gr2" draw:text-style-name="P15" svg:width="5.19cm" svg:height="0.731cm" svg:x="1.66cm" svg:y="3.172cm"><text:p text:style-name="P14"><text:span text:style-name="T13">C </text:span><text:span text:style-name="T13">= </text:span><text:span text:style-name="T13">1</text:span></text:p></draw:rect><draw:rect draw:style-name="gr2" draw:text-style-name="P15" svg:width="2.781cm" svg:height="0.731cm" svg:x="1.66cm" svg:y="3.905cm"><text:p text:style-name="P14"><text:span text:style-name="T13">Es</text:span><text:span text:style-name="T13">cr</text:span><text:span text:style-name="T13">ev</text:span><text:span text:style-name="T13">a</text:span></text:p><text:p text:style-name="P14"><text:span text:style-name="T13">“</text:span><text:span text:style-name="T13">P</text:span><text:span text:style-name="T13">êr</text:span><text:span text:style-name="T13">a”</text:span></text:p></draw:rect><draw:rect draw:style-name="gr2" draw:text-style-name="P15" svg:width="2.41cm" svg:height="0.731cm" svg:x="4.44cm" svg:y="3.905cm"><text:p text:style-name="P14"><text:span text:style-name="T13">Es</text:span><text:span text:style-name="T13">cr</text:span><text:span text:style-name="T13">ev</text:span><text:span text:style-name="T13">a</text:span></text:p><text:p text:style-name="P14"><text:span text:style-name="T13">“</text:span><text:span text:style-name="T13">A</text:span><text:span text:style-name="T13">ba</text:span><text:span text:style-name="T13">ca</text:span><text:span text:style-name="T13">te</text:span><text:span text:style-name="T13">”</text:span></text:p></draw:rect><draw:rect draw:style-name="gr3" draw:text-style-name="P17" svg:width="2.012cm" svg:height="1.461cm" svg:x="6.849cm" svg:y="3.172cm"><text:p/></draw:rect><draw:rect draw:style-name="gr3" draw:text-style-name="P17" svg:width="7.141cm" svg:height="2.83cm" svg:x="8.86cm" svg:y="1.81cm"><text:p/></draw:rect><draw:rect draw:style-name="gr2" draw:text-style-name="P15" svg:width="14.341cm" svg:height="0.63cm" svg:x="1.66cm" svg:y="4.632cm"><text:p text:style-name="P14"><text:span text:style-name="T13">Es</text:span><text:span text:style-name="T13">cr</text:span><text:span text:style-name="T13">ev</text:span><text:span text:style-name="T13">a </text:span><text:span text:style-name="T13">“L</text:span><text:span text:style-name="T13">im</text:span><text:span text:style-name="T13">ão</text:span><text:span text:style-name="T13">”</text:span></text:p></draw:rect><draw:line draw:style-name="gr3" draw:text-style-name="P17" svg:x1="1.66cm" svg:y1="1.08cm" svg:x2="8.858cm" svg:y2="1.81cm"><text:p/></draw:line><draw:line draw:style-name="gr3" draw:text-style-name="P17" svg:x1="16cm" svg:y1="1.08cm" svg:x2="8.858cm" svg:y2="1.81cm"><text:p/></draw:line><draw:line draw:style-name="gr3" draw:text-style-name="P17" svg:x1="1.66cm" svg:y1="2.445cm" svg:x2="6.848cm" svg:y2="3.175cm"><text:p/></draw:line><draw:line draw:style-name="gr3" draw:text-style-name="P17" svg:x1="8.86cm" svg:y1="2.441cm" svg:x2="6.742cm" svg:y2="3.177cm"><text:p/></draw:line><draw:line draw:style-name="gr3" draw:text-style-name="P17" svg:x1="1.66cm" svg:y1="3.173cm" svg:x2="4.514cm" svg:y2="3.903cm"><text:p/></draw:line><draw:line draw:style-name="gr3" draw:text-style-name="P17" svg:x1="6.848cm" svg:y1="3.173cm" svg:x2="4.514cm" svg:y2="3.903cm"><text:p/></draw:line><draw:line draw:style-name="gr3" draw:text-style-name="P17" svg:x1="7.454cm" svg:y1="3.794cm" svg:x2="8.327cm" svg:y2="3.794cm"><text:p/></draw:line><draw:line draw:style-name="gr3" draw:text-style-name="P17" svg:x1="11.458cm" svg:y1="3.198cm" svg:x2="13.945cm" svg:y2="3.198cm"><text:p/></draw:line><draw:frame draw:style-name="gr4" draw:text-style-name="P18" svg:width="0.477cm" svg:height="0.53cm" svg:x="1.873cm" svg:y="1.268cm"><draw:text-box><text:p><text:span text:style-name="T15">V</text:span></text:p></draw:text-box></draw:frame><draw:frame draw:style-name="gr5" draw:text-style-name="P18" svg:width="0.477cm" svg:height="1.872cm" svg:x="1.812cm" svg:y="2.643cm"><draw:text-box><text:p><text:span text:style-name="T15">V</text:span></text:p></draw:text-box></draw:frame><draw:frame draw:style-name="gr4" draw:text-style-name="P18" svg:width="0.477cm" svg:height="0.53cm" svg:x="1.812cm" svg:y="3.373cm"><draw:text-box><text:p><text:span text:style-name="T15">V</text:span></text:p></draw:text-box></draw:frame><draw:frame draw:style-name="gr4" draw:text-style-name="P18" svg:width="0.477cm" svg:height="0.53cm" svg:x="15.427cm" svg:y="1.258cm"><draw:text-box><text:p><text:span text:style-name="T15">F</text:span></text:p></draw:text-box></draw:frame><draw:frame draw:style-name="gr4" draw:text-style-name="P18" svg:width="0.477cm" svg:height="0.53cm" svg:x="8.382cm" svg:y="2.646cm"><draw:text-box><text:p><text:span text:style-name="T15">F</text:span></text:p></draw:text-box></draw:frame><draw:frame draw:style-name="gr4" draw:text-style-name="P18" svg:width="0.477cm" svg:height="0.53cm" svg:x="6.301cm" svg:y="3.373cm"><draw:text-box><text:p><text:span text:style-name="T15">F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/>
      <text:p text:style-name="P3"/>
      <text:p text:style-name="P3"><text:span text:style-name="T1">4.4</text:span> Analise o seguinte algoritmo e diga o que será impresso ao ser executado. Considere que para cada execução serão informados os seguintes valores para A,B,C:</text:p>
      <text:p text:style-name="P4"/>
      <text:p text:style-name="P10">a) A=1,B=1,C=1</text:p>
      <text:p text:style-name="P10">b) A=1,B=1,C=2</text:p>
      <text:p text:style-name="P10">c) A=2,B=1,C=2</text:p>
      <text:p text:style-name="P4"><text:span text:style-name="T8">d) </text:span>Transcreva o diagrama de Chapin para o <text:span text:style-name="T1">C</text:span> sem acrescentar ou retirar comandos.</text:p>
      <text:p text:style-name="P4"/>
      <text:p text:style-name="P3"><draw:g text:anchor-type="paragraph" draw:z-index="1" draw:style-name="gr1"><draw:rect draw:style-name="gr2" draw:text-style-name="P19" svg:width="14.421cm" svg:height="0.847cm" svg:x="1.337cm" svg:y="0.25cm"><text:p text:style-name="P14"><text:span text:style-name="T16">Le</text:span><text:span text:style-name="T16">ia </text:span><text:span text:style-name="T16">A,</text:span><text:span text:style-name="T16">B,</text:span><text:span text:style-name="T16">C</text:span></text:p></draw:rect><draw:rect draw:style-name="gr2" draw:text-style-name="P17" svg:width="14.421cm" svg:height="1.165cm" svg:x="1.337cm" svg:y="1.097cm"><text:p text:style-name="P14"><text:s text:c="5"/><text:s text:c="5"/><text:s text:c="5"/><text:s text:c="5"/><text:s text:c="4"/><text:span text:style-name="T16"><text:s/></text:span><text:span text:style-name="T16">A </text:span><text:span text:style-name="T16">= </text:span><text:span text:style-name="T16">1</text:span></text:p></draw:rect><draw:rect draw:style-name="gr2" draw:text-style-name="P19" svg:width="8.785cm" svg:height="1.165cm" svg:x="1.337cm" svg:y="2.261cm"><text:p text:style-name="P14"><text:span text:style-name="T16"><text:s text:c="3"/></text:span><text:span text:style-name="T16"><text:s text:c="3"/></text:span><text:span text:style-name="T16"><text:s text:c="3"/></text:span><text:span text:style-name="T16"><text:s text:c="3"/></text:span><text:span text:style-name="T16"><text:s text:c="3"/></text:span><text:span text:style-name="T16">B </text:span><text:span text:style-name="T16">= </text:span><text:span text:style-name="T16">1</text:span></text:p></draw:rect><draw:rect draw:style-name="gr2" draw:text-style-name="P19" svg:width="6.086cm" svg:height="0.847cm" svg:x="1.337cm" svg:y="3.425cm"><text:p text:style-name="P14"><text:span text:style-name="T16">Es</text:span><text:span text:style-name="T16">cr</text:span><text:span text:style-name="T16">ev</text:span><text:span text:style-name="T16">a </text:span><text:span text:style-name="T16">“A</text:span><text:span text:style-name="T16">”</text:span></text:p></draw:rect><draw:rect draw:style-name="gr2" draw:text-style-name="P19" svg:width="6.086cm" svg:height="0.847cm" svg:x="1.337cm" svg:y="4.272cm"><text:p text:style-name="P14"><text:span text:style-name="T16">Es</text:span><text:span text:style-name="T16">cr</text:span><text:span text:style-name="T16">ev</text:span><text:span text:style-name="T16">a </text:span><text:span text:style-name="T16">“B</text:span><text:span text:style-name="T16">”</text:span></text:p></draw:rect><draw:rect draw:style-name="gr2" draw:text-style-name="P19" svg:width="14.421cm" svg:height="0.847cm" svg:x="1.337cm" svg:y="5.118cm"><text:p text:style-name="P14"><text:span text:style-name="T16">Es</text:span><text:span text:style-name="T16">cr</text:span><text:span text:style-name="T16">ev</text:span><text:span text:style-name="T16">a </text:span><text:span text:style-name="T16">“C</text:span><text:span text:style-name="T16">”</text:span></text:p></draw:rect><draw:rect draw:style-name="gr2" draw:text-style-name="P19" svg:width="14.421cm" svg:height="1.165cm" svg:x="1.337cm" svg:y="5.965cm"><text:p text:style-name="P14"><text:span text:style-name="T16">C </text:span><text:span text:style-name="T16">= </text:span><text:span text:style-name="T16">1</text:span></text:p></draw:rect><draw:rect draw:style-name="gr2" draw:text-style-name="P19" svg:width="7.25cm" svg:height="0.847cm" svg:x="1.337cm" svg:y="7.129cm"><text:p text:style-name="P14"><text:span text:style-name="T16">Es</text:span><text:span text:style-name="T16">cr</text:span><text:span text:style-name="T16">ev</text:span><text:span text:style-name="T16">a </text:span><text:span text:style-name="T16">“D</text:span><text:span text:style-name="T16">”</text:span></text:p></draw:rect><draw:rect draw:style-name="gr2" draw:text-style-name="P19" svg:width="7.25cm" svg:height="0.847cm" svg:x="1.337cm" svg:y="7.976cm"><text:p text:style-name="P14"><text:span text:style-name="T16">Es</text:span><text:span text:style-name="T16">cr</text:span><text:span text:style-name="T16">ev</text:span><text:span text:style-name="T16">a </text:span><text:span text:style-name="T16">“E</text:span><text:span text:style-name="T16">”</text:span></text:p></draw:rect><draw:rect draw:style-name="gr3" draw:text-style-name="P17" svg:width="2.7cm" svg:height="1.694cm" svg:x="7.422cm" svg:y="3.425cm"><text:p/></draw:rect><draw:rect draw:style-name="gr3" draw:text-style-name="P17" svg:width="5.636cm" svg:height="2.858cm" svg:x="10.121cm" svg:y="2.261cm"><text:p/></draw:rect><draw:rect draw:style-name="gr6" draw:text-style-name="P20" svg:width="7.171cm" svg:height="1.668cm" svg:x="8.587cm" svg:y="7.129cm"><text:p text:style-name="P14"><text:span text:style-name="T16">Es</text:span><text:span text:style-name="T16">cr</text:span><text:span text:style-name="T16">ev</text:span><text:span text:style-name="T16">a </text:span><text:span text:style-name="T16">“F</text:span><text:span text:style-name="T16">”</text:span></text:p></draw:rect><draw:line draw:style-name="gr7" draw:text-style-name="P14" svg:x1="1.337cm" svg:y1="1.097cm" svg:x2="10.121cm" svg:y2="2.261cm"><text:p/></draw:line><draw:line draw:style-name="gr7" draw:text-style-name="P14" svg:x1="10.121cm" svg:y1="2.261cm" svg:x2="15.757cm" svg:y2="1.097cm"><text:p/></draw:line><draw:line draw:style-name="gr7" draw:text-style-name="P14" svg:x1="1.337cm" svg:y1="2.261cm" svg:x2="7.422cm" svg:y2="3.425cm"><text:p/></draw:line><draw:line draw:style-name="gr7" draw:text-style-name="P14" svg:x1="7.422cm" svg:y1="3.425cm" svg:x2="10.121cm" svg:y2="2.261cm"><text:p/></draw:line><draw:line draw:style-name="gr7" draw:text-style-name="P14" svg:x1="1.337cm" svg:y1="5.965cm" svg:x2="8.587cm" svg:y2="7.129cm"><text:p/></draw:line><draw:line draw:style-name="gr7" draw:text-style-name="P14" svg:x1="8.587cm" svg:y1="7.129cm" svg:x2="15.757cm" svg:y2="5.965cm"><text:p/></draw:line><draw:frame draw:style-name="gr4" draw:text-style-name="P18" svg:width="0.477cm" svg:height="0.53cm" svg:x="1.496cm" svg:y="2.795cm"><draw:text-box><text:p><text:span text:style-name="T15">V</text:span></text:p></draw:text-box></draw:frame><draw:frame draw:style-name="gr4" draw:text-style-name="P18" svg:width="0.477cm" svg:height="0.53cm" svg:x="1.522cm" svg:y="6.526cm"><draw:text-box><text:p><text:span text:style-name="T15">V</text:span></text:p></draw:text-box></draw:frame><draw:frame draw:style-name="gr4" draw:text-style-name="P18" svg:width="0.477cm" svg:height="0.53cm" svg:x="1.575cm" svg:y="1.427cm"><draw:text-box><text:p><text:span text:style-name="T15">V</text:span></text:p></draw:text-box></draw:frame><draw:frame draw:style-name="gr4" draw:text-style-name="P18" svg:width="0.477cm" svg:height="0.53cm" svg:x="15.122cm" svg:y="1.488cm"><draw:text-box><text:p><text:span text:style-name="T15">F</text:span></text:p></draw:text-box></draw:frame><draw:frame draw:style-name="gr4" draw:text-style-name="P18" svg:width="0.477cm" svg:height="0.53cm" svg:x="15.069cm" svg:y="6.425cm"><draw:text-box><text:p><text:span text:style-name="T15">F</text:span></text:p></draw:text-box></draw:frame><draw:frame draw:style-name="gr4" draw:text-style-name="P18" svg:width="0.477cm" svg:height="0.53cm" svg:x="9.513cm" svg:y="2.707cm"><draw:text-box><text:p><text:span text:style-name="T15">F</text:span></text:p></draw:text-box></draw:frame><draw:line draw:style-name="gr7" draw:text-style-name="P14" svg:x1="8.243cm" svg:y1="4.219cm" svg:x2="9.328cm" svg:y2="4.219cm"><text:p/></draw:line><draw:line draw:style-name="gr7" draw:text-style-name="P14" svg:x1="11.815cm" svg:y1="3.637cm" svg:x2="13.985cm" svg:y2="3.637cm"><text:p/></draw:lin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4.5</text:span> Analise o seguinte algoritmo e diga o que será impresso ao ser executado. Considere que para cada execução serão informados os seguintes valores para A,B,C,D,E:</text:p>
      <text:p text:style-name="P3"/>
      <text:p text:style-name="P11">a) A=1,B=1,C=1,D=1,E=1<text:tab/><text:tab/><text:span text:style-name="T11">AMARELO AZUL PRETO VERDE</text:span></text:p>
      <text:p text:style-name="P11">b)A=1,B=0,C=1,D=0,E=1<text:tab/><text:tab/><text:span text:style-name="T11">AMARELO PRETO VIOLETA</text:span><text:tab/></text:p>
      <text:p text:style-name="P11">c)A=5,B=0,C=1,D=0,E=1<text:tab/><text:tab/><text:span text:style-name="T11">VERMEHLO LARANJA CINZA</text:span></text:p>
      <text:p text:style-name="P11">d)A=0,B=1,C=0,D=1,E=1<text:tab/><text:tab/><text:span text:style-name="T11">LARANJA CINZA</text:span></text:p>
      <text:p text:style-name="P11">e)A=0,B=1,C=6,D=2,E=4<text:tab/><text:tab/><text:span text:style-name="T12">NADA</text:span></text:p>
      <text:p text:style-name="P12"><text:span text:style-name="T1">d)</text:span><text:span text:style-name="T2"> Transcreva o diagrama de Chapin para o </text:span><text:span text:style-name="T5">C</text:span><text:span text:style-name="T2"> sem acrescentar ou retirar comandos.</text:span></text:p>
      <text:p text:style-name="P3"/>
      <text:p text:style-name="P1"><draw:g text:anchor-type="paragraph" draw:z-index="2" draw:style-name="gr1"><draw:rect draw:style-name="gr2" draw:text-style-name="P19" svg:width="15.135cm" svg:height="0.768cm" svg:x="0.808cm" svg:y="0.367cm"><text:p text:style-name="P14"><text:span text:style-name="T16">Le</text:span><text:span text:style-name="T16">ia </text:span><text:span text:style-name="T16">A,</text:span><text:span text:style-name="T16">B,</text:span><text:span text:style-name="T16">C,</text:span><text:span text:style-name="T16">D,</text:span><text:span text:style-name="T16">E</text:span></text:p></draw:rect><draw:rect draw:style-name="gr2" draw:text-style-name="P19" svg:width="15.135cm" svg:height="0.98cm" svg:x="0.808cm" svg:y="1.134cm"><text:p text:style-name="P14"><text:span text:style-name="T16">A </text:span><text:span text:style-name="T16">= </text:span><text:span text:style-name="T16">1</text:span></text:p></draw:rect><draw:rect draw:style-name="gr2" draw:text-style-name="P19" svg:width="7.515cm" svg:height="0.768cm" svg:x="0.808cm" svg:y="2.113cm"><text:p text:style-name="P14"><text:span text:style-name="T16">Es</text:span><text:span text:style-name="T16">cr</text:span><text:span text:style-name="T16">ev</text:span><text:span text:style-name="T16">a </text:span><text:span text:style-name="T16">“A</text:span><text:span text:style-name="T16">ma</text:span><text:span text:style-name="T16">re</text:span><text:span text:style-name="T16">lo</text:span><text:span text:style-name="T16">”</text:span></text:p></draw:rect><draw:rect draw:style-name="gr2" draw:text-style-name="P19" svg:width="7.515cm" svg:height="0.98cm" svg:x="0.808cm" svg:y="2.881cm"><text:p text:style-name="P14"><text:span text:style-name="T16"><text:s text:c="3"/></text:span><text:span text:style-name="T16"><text:s text:c="3"/></text:span><text:span text:style-name="T16"><text:s text:c="3"/></text:span><text:span text:style-name="T16">B </text:span><text:span text:style-name="T16">= </text:span><text:span text:style-name="T16">1</text:span></text:p></draw:rect><draw:rect draw:style-name="gr2" draw:text-style-name="P19" svg:width="4.843cm" svg:height="0.768cm" svg:x="0.808cm" svg:y="3.86cm"><text:p text:style-name="P14"><text:span text:style-name="T16">Es</text:span><text:span text:style-name="T16">cr</text:span><text:span text:style-name="T16">ev</text:span><text:span text:style-name="T16">a </text:span><text:span text:style-name="T16">“A</text:span><text:span text:style-name="T16">zu</text:span><text:span text:style-name="T16">l”</text:span></text:p></draw:rect><draw:rect draw:style-name="gr2" draw:text-style-name="P19" svg:width="7.515cm" svg:height="0.768cm" svg:x="0.808cm" svg:y="4.627cm"><text:p text:style-name="P14"><text:span text:style-name="T16">Es</text:span><text:span text:style-name="T16">cr</text:span><text:span text:style-name="T16">ev</text:span><text:span text:style-name="T16">a </text:span><text:span text:style-name="T16">“P</text:span><text:span text:style-name="T16">re</text:span><text:span text:style-name="T16">to</text:span><text:span text:style-name="T16">”</text:span></text:p></draw:rect><draw:rect draw:style-name="gr2" draw:text-style-name="P19" svg:width="7.515cm" svg:height="0.98cm" svg:x="0.808cm" svg:y="5.394cm"><text:p text:style-name="P14"><text:span text:style-name="T16">D </text:span><text:span text:style-name="T16">= </text:span><text:span text:style-name="T16">1</text:span></text:p></draw:rect><draw:rect draw:style-name="gr2" draw:text-style-name="P19" svg:width="3.652cm" svg:height="1.35cm" svg:x="0.808cm" svg:y="6.373cm"><text:p text:style-name="P14"><text:span text:style-name="T16">Es</text:span><text:span text:style-name="T16">cr</text:span><text:span text:style-name="T16">ev</text:span><text:span text:style-name="T16">a </text:span><text:span text:style-name="T16">“V</text:span><text:span text:style-name="T16">er</text:span><text:span text:style-name="T16">de</text:span><text:span text:style-name="T16">”</text:span></text:p></draw:rect><draw:rect draw:style-name="gr2" draw:text-style-name="P19" svg:width="3.837cm" svg:height="1.377cm" svg:x="4.459cm" svg:y="6.373cm"><text:p text:style-name="P14"><text:span text:style-name="T16">Es</text:span><text:span text:style-name="T16">cr</text:span><text:span text:style-name="T16">ev</text:span><text:span text:style-name="T16">a </text:span><text:span text:style-name="T16">“V</text:span><text:span text:style-name="T16">io</text:span><text:span text:style-name="T16">le</text:span><text:span text:style-name="T16">ta</text:span><text:span text:style-name="T16">”</text:span></text:p></draw:rect><draw:rect draw:style-name="gr3" draw:text-style-name="P17" svg:width="2.673cm" svg:height="0.768cm" svg:x="5.65cm" svg:y="3.86cm"><text:p/></draw:rect><draw:rect draw:style-name="gr2" draw:text-style-name="P19" svg:width="7.594cm" svg:height="1.35cm" svg:x="8.322cm" svg:y="2.113cm"><text:p text:style-name="P14"><text:span text:style-name="T16"><text:s text:c="3"/></text:span><text:span text:style-name="T16"><text:s text:c="3"/></text:span><text:span text:style-name="T16"><text:s/></text:span><text:span text:style-name="T16">C </text:span><text:span text:style-name="T16">= </text:span><text:span text:style-name="T16">1</text:span></text:p></draw:rect><draw:rect draw:style-name="gr2" draw:text-style-name="P19" svg:width="4.843cm" svg:height="0.768cm" svg:x="8.322cm" svg:y="3.463cm"><text:p text:style-name="P14"><text:span text:style-name="T16">Es</text:span><text:span text:style-name="T16">cr</text:span><text:span text:style-name="T16">ev</text:span><text:span text:style-name="T16">a </text:span><text:span text:style-name="T16">“V</text:span><text:span text:style-name="T16">er</text:span><text:span text:style-name="T16">me</text:span><text:span text:style-name="T16">lh</text:span><text:span text:style-name="T16">o”</text:span></text:p></draw:rect><draw:rect draw:style-name="gr2" draw:text-style-name="P19" svg:width="7.568cm" svg:height="1.35cm" svg:x="8.322cm" svg:y="4.23cm"><text:p text:style-name="P14"><text:span text:style-name="T16">E </text:span><text:span text:style-name="T16">= </text:span><text:span text:style-name="T16">1</text:span></text:p></draw:rect><draw:rect draw:style-name="gr2" draw:text-style-name="P19" svg:width="3.758cm" svg:height="1.086cm" svg:x="8.322cm" svg:y="5.579cm"><text:p text:style-name="P14"><text:span text:style-name="T16">Es</text:span><text:span text:style-name="T16">cr</text:span><text:span text:style-name="T16">ev</text:span><text:span text:style-name="T16">a </text:span><text:span text:style-name="T16">“L</text:span><text:span text:style-name="T16">ar</text:span><text:span text:style-name="T16">an</text:span><text:span text:style-name="T16">ja</text:span><text:span text:style-name="T16">”</text:span></text:p></draw:rect><draw:rect draw:style-name="gr2" draw:text-style-name="P19" svg:width="3.784cm" svg:height="1.086cm" svg:x="8.296cm" svg:y="6.664cm"><text:p text:style-name="P14"><text:span text:style-name="T16">Es</text:span><text:span text:style-name="T16">cr</text:span><text:span text:style-name="T16">ev</text:span><text:span text:style-name="T16">a </text:span><text:span text:style-name="T16">“C</text:span><text:span text:style-name="T16">in</text:span><text:span text:style-name="T16">za</text:span><text:span text:style-name="T16">”</text:span></text:p></draw:rect><draw:rect draw:style-name="gr3" draw:text-style-name="P17" svg:width="2.726cm" svg:height="0.768cm" svg:x="13.164cm" svg:y="3.463cm"><text:p/></draw:rect><draw:rect draw:style-name="gr3" draw:text-style-name="P17" svg:width="3.811cm" svg:height="2.117cm" svg:x="12.079cm" svg:y="5.579cm"><text:p/></draw:rect><draw:line draw:style-name="gr3" draw:text-style-name="P17" svg:x1="0.808cm" svg:y1="1.134cm" svg:x2="8.322cm" svg:y2="2.113cm"><text:p/></draw:line><draw:line draw:style-name="gr3" draw:text-style-name="P17" svg:x1="8.322cm" svg:y1="2.113cm" svg:x2="15.942cm" svg:y2="1.134cm"><text:p/></draw:line><draw:line draw:style-name="gr3" draw:text-style-name="P17" svg:x1="0.808cm" svg:y1="2.882cm" svg:x2="5.65cm" svg:y2="3.861cm"><text:p/></draw:line><draw:line draw:style-name="gr3" draw:text-style-name="P17" svg:x1="5.65cm" svg:y1="3.861cm" svg:x2="8.322cm" svg:y2="2.882cm"><text:p/></draw:line><draw:line draw:style-name="gr3" draw:text-style-name="P17" svg:x1="8.322cm" svg:y1="2.11cm" svg:x2="13.164cm" svg:y2="3.459cm"><text:p/></draw:line><draw:line draw:style-name="gr3" draw:text-style-name="P17" svg:x1="13.164cm" svg:y1="3.459cm" svg:x2="15.916cm" svg:y2="2.11cm"><text:p/></draw:line><draw:line draw:style-name="gr7" draw:text-style-name="P14" svg:x1="8.322cm" svg:y1="4.229cm" svg:x2="12.079cm" svg:y2="5.578cm"><text:p/></draw:line><draw:line draw:style-name="gr7" draw:text-style-name="P14" svg:x1="12.079cm" svg:y1="5.578cm" svg:x2="15.889cm" svg:y2="4.229cm"><text:p/></draw:line><draw:line draw:style-name="gr7" draw:text-style-name="P14" svg:x1="6.391cm" svg:y1="4.201cm" svg:x2="7.449cm" svg:y2="4.201cm"><text:p/></draw:line><draw:line draw:style-name="gr7" draw:text-style-name="P14" svg:x1="0.808cm" svg:y1="5.392cm" svg:x2="4.459cm" svg:y2="6.371cm"><text:p/></draw:line><draw:line draw:style-name="gr7" draw:text-style-name="P14" svg:x1="4.459cm" svg:y1="6.371cm" svg:x2="8.322cm" svg:y2="5.392cm"><text:p/></draw:line><draw:line draw:style-name="gr7" draw:text-style-name="P14" svg:x1="14.169cm" svg:y1="3.861cm" svg:x2="14.936cm" svg:y2="3.861cm"><text:p/></draw:line><draw:line draw:style-name="gr7" draw:text-style-name="P14" svg:x1="13.455cm" svg:y1="6.584cm" svg:x2="14.593cm" svg:y2="6.584cm"><text:p/></draw:line><draw:frame draw:style-name="gr8" draw:text-style-name="P18" svg:width="0.451cm" svg:height="0.583cm" svg:x="0.993cm" svg:y="1.531cm"><draw:text-box><text:p><text:span text:style-name="T15">V</text:span></text:p></draw:text-box></draw:frame><draw:frame draw:style-name="gr8" draw:text-style-name="P18" svg:width="0.451cm" svg:height="0.583cm" svg:x="1.02cm" svg:y="3.166cm"><draw:text-box><text:p><text:span text:style-name="T15">V</text:span></text:p></draw:text-box></draw:frame><draw:frame draw:style-name="gr8" draw:text-style-name="P18" svg:width="0.451cm" svg:height="0.583cm" svg:x="0.808cm" svg:y="5.632cm"><draw:text-box><text:p><text:span text:style-name="T15">V</text:span></text:p></draw:text-box></draw:frame><draw:frame draw:style-name="gr8" draw:text-style-name="P18" svg:width="0.451cm" svg:height="0.583cm" svg:x="8.481cm" svg:y="2.702cm"><draw:text-box><text:p><text:span text:style-name="T15">V</text:span></text:p></draw:text-box></draw:frame><draw:frame draw:style-name="gr8" draw:text-style-name="P18" svg:width="0.451cm" svg:height="0.583cm" svg:x="8.454cm" svg:y="4.826cm"><draw:text-box><text:p><text:span text:style-name="T15">V</text:span></text:p></draw:text-box></draw:frame><draw:frame draw:style-name="gr8" draw:text-style-name="P18" svg:width="0.451cm" svg:height="0.583cm" svg:x="7.872cm" svg:y="3.152cm"><draw:text-box><text:p><text:span text:style-name="T15">F</text:span></text:p></draw:text-box></draw:frame><draw:frame draw:style-name="gr8" draw:text-style-name="P18" svg:width="0.451cm" svg:height="0.583cm" svg:x="7.687cm" svg:y="5.599cm"><draw:text-box><text:p><text:span text:style-name="T15">F</text:span></text:p></draw:text-box></draw:frame><draw:frame draw:style-name="gr8" draw:text-style-name="P18" svg:width="0.451cm" svg:height="0.583cm" svg:x="15.281cm" svg:y="2.685cm"><draw:text-box><text:p><text:span text:style-name="T15">F</text:span></text:p></draw:text-box></draw:frame><draw:frame draw:style-name="gr8" draw:text-style-name="P18" svg:width="0.451cm" svg:height="0.583cm" svg:x="15.254cm" svg:y="4.807cm"><draw:text-box><text:p><text:span text:style-name="T15">F</text:span></text:p></draw:text-box></draw:frame></draw:g></text:p>
      <text:p text:style-name="P1"/>
      <text:p text:style-name="P1"><draw:frame text:anchor-type="paragraph" draw:z-index="5" draw:style-name="gr9" draw:text-style-name="P21" svg:width="0.348cm" svg:height="0.523cm" svg:x="15.411cm" svg:y="0.192cm"><draw:text-box><text:p><text:span text:style-name="T16">F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pt" fo:country="BR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8-02-04T19:40:46</meta:creation-date>
    <dc:date>2019-09-05T11:17:40.511838267</dc:date>
    <dc:language>pt-BR</dc:language>
    <meta:editing-cycles>15</meta:editing-cycles>
    <meta:editing-duration>PT3H15M52S</meta:editing-duration>
    <meta:document-statistic meta:table-count="0" meta:image-count="0" meta:object-count="0" meta:page-count="2" meta:paragraph-count="29" meta:word-count="335" meta:character-count="2028" meta:non-whitespace-character-count="1712"/>
    <meta:user-defined meta:name="Info 1"/>
    <meta:user-defined meta:name="Info 2"/>
    <meta:user-defined meta:name="Info 3"/>
    <meta:user-defined meta:name="Info 4"/>
  </office:meta>
</office:document-meta>
</file>